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  <style:font-face style:name="Times" svg:font-family="Times"/>
  </office:font-face-decls>
  <office:automatic-styles>
    <style:style style:name="P1" style:family="paragraph" style:parent-style-name="Standard">
      <style:paragraph-properties fo:margin-top="0.1390in" fo:margin-bottom="0.0835in"/>
      <style:text-properties style:font-name="Times" fo:font-size="18.0pt" fo:color="#000000"/>
    </style:style>
    <style:style style:name="P2" style:family="paragraph" style:parent-style-name="Standard">
      <style:paragraph-properties fo:margin-bottom="0.0972in" fo:line-height="115%"/>
      <style:text-properties style:font-name="Times" fo:font-size="13.5pt" fo:color="#000000"/>
    </style:style>
    <style:style style:name="P3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3.5pt" fo:color="#000000"/>
    </style:style>
    <style:style style:name="P4" style:family="paragraph" style:parent-style-name="Standard">
      <style:paragraph-properties fo:margin-bottom="0.0972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3.5pt" fo:color="#000000"/>
    </style:style>
    <style:style style:name="P5" style:family="paragraph" style:parent-style-name="Standard">
      <style:paragraph-properties fo:margin-left="0.5000in" fo:text-align="center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3.5pt" fo:color="#000000"/>
    </style:style>
    <style:style style:name="P6" style:family="paragraph" style:parent-style-name="Standard">
      <style:paragraph-properties fo:margin-bottom="0.0972in" fo:line-height="115%"/>
      <style:text-properties style:font-name="Times" fo:font-size="18.0pt" fo:color="#000000"/>
    </style:style>
    <style:style style:name="P7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8.0pt" fo:color="#000000"/>
    </style:style>
    <style:style style:name="P8" style:family="paragraph" style:parent-style-name="Standard">
      <style:paragraph-properties fo:margin-bottom="0.0972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8.0pt" fo:color="#000000"/>
    </style:style>
    <style:style style:name="P9" style:family="paragraph" style:parent-style-name="Standard">
      <style:text-properties style:font-name="Times" fo:font-size="18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style:font-name="Menlo" fo:letter-spacing="0.0000in"/>
    </style:style>
    <style:style style:name="T4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Тесты на unittest для проекта YaNote</text:span></text:p>
      <text:p text:style-name="P2"><text:span text:style-name="T2">В файле test_routes.py:</text:span></text:p>
      <text:list text:style-name="L1">
        <text:list-item>
          <text:p text:style-name="P3"><text:span text:style-name="T2">Главная страница доступна анонимному пользователю.</text:span></text:p>
        </text:list-item>
        <text:list-item>
          <text:p text:style-name="P3"><text:span text:style-name="T2">Аутентифицированному пользователю доступна страница со списком заметок notes/, страница успешного добавления заметки done/, страница добавления новой заметки add/.</text:span></text:p>
        </text:list-item>
        <text:list-item>
          <text:p text:style-name="P3"><text:span text:style-name="T2">Страницы отдельной заметки, удаления и редактирования заметки доступны только автору заметки. Если на эти страницы попытается зайти другой пользователь — вернётся ошибка 404.</text:span></text:p>
        </text:list-item>
        <text:list-item>
          <text:p text:style-name="P3"><text:span text:style-name="T2">При попытке перейти на страницу списка заметок, страницу успешного добавления записи, страницу добавления заметки, отдельной заметки, редактирования или удаления заметки анонимный пользователь перенаправляется на страницу логина.</text:span></text:p>
        </text:list-item>
        <text:list-item>
          <text:p text:style-name="P4"><text:span text:style-name="T2">Страницы регистрации пользователей, входа в учётную запись и выхода из неё доступны всем пользователям.</text:span></text:p>
        </text:list-item>
      </text:list>
      <text:p text:style-name="P2"><text:span text:style-name="T2">В файле test_content.py:</text:span></text:p>
      <text:list text:style-name="L1">
        <text:list-item>
          <text:p text:style-name="P5"><text:span text:style-name="T2">отдельная заметка передаётся на страницу со списком заметок в списке </text:span><text:span text:style-name="T3">object_list</text:span><text:span text:style-name="T2"><text:s/>в словаре </text:span><text:span text:style-name="T3">context</text:span><text:span text:style-name="T2">;</text:span></text:p>
        </text:list-item>
        <text:list-item>
          <text:p text:style-name="P3"><text:span text:style-name="T2">в список заметок одного пользователя не попадают заметки другого пользователя;</text:span></text:p>
        </text:list-item>
        <text:list-item>
          <text:p text:style-name="P4"><text:span text:style-name="T2">на страницы создания и редактирования заметки передаются формы.</text:span></text:p>
        </text:list-item>
      </text:list>
      <text:p text:style-name="P2"><text:span text:style-name="T2">В файле test_logic.py:</text:span></text:p>
      <text:list text:style-name="L1">
        <text:list-item>
          <text:p text:style-name="P3"><text:span text:style-name="T2">Залогиненный пользователь может создать заметку, а анонимный — не может.</text:span></text:p>
        </text:list-item>
        <text:list-item>
          <text:p text:style-name="P3"><text:span text:style-name="T2">Невозможно создать две заметки с одинаковым slug.</text:span></text:p>
        </text:list-item>
        <text:list-item>
          <text:p text:style-name="P5"><text:span text:style-name="T2">Если при создании заметки не заполнен slug, то он формируется автоматически, с помощью функции </text:span><text:span text:style-name="T3">pytils.translit.slugify</text:span><text:span text:style-name="T2">.</text:span></text:p>
        </text:list-item>
        <text:list-item>
          <text:p text:style-name="P4"><text:span text:style-name="T2">Пользователь может редактировать и удалять свои заметки, но не может редактировать или удалять чужие.</text:span></text:p>
        </text:list-item>
      </text:list>
      <text:p text:style-name="P1"><text:span text:style-name="T1">Тесты на pytest для проекта YaNews.</text:span></text:p>
      <text:p text:style-name="P6"><text:span text:style-name="T2">В файле test_routes.py:</text:span></text:p>
      <text:list text:style-name="L1">
        <text:list-item>
          <text:p text:style-name="P7"><text:span text:style-name="T4">Главная страница доступна анонимному пользователю.</text:span></text:p>
        </text:list-item>
        <text:list-item>
          <text:p text:style-name="P7"><text:span text:style-name="T4">Страница отдельной новости доступна анонимному пользователю.</text:span></text:p>
        </text:list-item>
        <text:list-item>
          <text:p text:style-name="P7"><text:span text:style-name="T4">Страницы удаления и редактирования комментария доступны автору комментария.</text:span></text:p>
        </text:list-item>
        <text:list-item>
          <text:p text:style-name="P7"><text:span text:style-name="T2">При попытке перейти на страницу редактирования или удаления комментария анонимный пользователь перенаправляется на страницу авторизации.</text:span></text:p>
        </text:list-item>
        <text:list-item>
          <text:p text:style-name="P7"><text:span text:style-name="T4">Авторизованный пользователь не может зайти на страницы редактирования или удаления чужих комментариев (возвращается ошибка 404).</text:span></text:p>
        </text:list-item>
        <text:list-item>
          <text:p text:style-name="P8"><text:span text:style-name="T4">Страницы регистрации пользователей, входа в учётную запись и выхода из неё доступны анонимным пользователям.</text:span></text:p>
        </text:list-item>
      </text:list>
      <text:p text:style-name="P6"><text:span text:style-name="T2">В файле test_content.py:</text:span></text:p>
      <text:list text:style-name="L1">
        <text:list-item>
          <text:p text:style-name="P7"><text:span text:style-name="T4">Количество новостей на главной странице — не более 10.</text:span></text:p>
        </text:list-item>
        <text:list-item>
          <text:p text:style-name="P7"><text:span text:style-name="T4">Новости отсортированы от самой свежей к самой старой. Свежие новости в начале списка.</text:span></text:p>
        </text:list-item>
        <text:list-item>
          <text:p text:style-name="P7"><text:span text:style-name="T4">Комментарии на странице отдельной новости отсортированы в хронологическом порядке: старые в начале списка, новые — в конце.</text:span></text:p>
        </text:list-item>
        <text:list-item>
          <text:p text:style-name="P8"><text:span text:style-name="T4">Анонимному пользователю недоступна форма для отправки комментария на странице отдельной новости, а авторизованному доступна.</text:span></text:p>
        </text:list-item>
      </text:list>
      <text:p text:style-name="P6"><text:span text:style-name="T2">В файле test_logic.py:</text:span></text:p>
      <text:list text:style-name="L1">
        <text:list-item>
          <text:p text:style-name="P7"><text:span text:style-name="T2">Анонимный пользователь не может отправить комментарий.</text:span></text:p>
        </text:list-item>
        <text:list-item>
          <text:p text:style-name="P7"><text:span text:style-name="T2">Авторизованный пользователь может отправить комментарий.</text:span></text:p>
        </text:list-item>
        <text:list-item>
          <text:p text:style-name="P7"><text:span text:style-name="T2">Если комментарий содержит запрещённые слова, он не будет опубликован, а форма вернёт ошибку.</text:span></text:p>
        </text:list-item>
        <text:list-item>
          <text:p text:style-name="P7"><text:span text:style-name="T2">Авторизованный пользователь может редактировать или удалять свои комментарии.</text:span></text:p>
        </text:list-item>
        <text:list-item>
          <text:p text:style-name="P8"><text:span text:style-name="T2">Авторизованный пользователь не может редактировать или удалять чужие комментарии.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66</meta:generator>
  </office:meta>
</office:document-meta>
</file>